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1.<text:span text:style-name="Strong_20_Emphasis">Store and Manage files programmatically via API</text:span></text:p>
      <text:p text:style-name="P2"><text:span text:style-name="Strong_20_Emphasis"><text:span text:style-name="T1">通过api用编程的方式进行文件的存储和管理，swift提供rest形式的pi，developer guider中列举了所有开放的api，本身也提供了python，dotnet，java等语言的sdk，我也试过用python对他的api进行过简易封装(详见test_api.py)，单纯实现功能并不难，比如要获取 account中container的列表，首先要取得授权</text:span></text:span></text:p>
      <text:p text:style-name="P2"><text:span text:style-name="Strong_20_Emphasis"><text:span text:style-name="T1"><text:s text:c="4"/>def get_auth(auth_url, username, passwd):</text:span></text:span></text:p>
      <text:p text:style-name="P2"><text:span text:style-name="Strong_20_Emphasis"><text:span text:style-name="T1"><text:s text:c="8"/>headers = {'X-Auth-User':username,'X-Auth-Key':passwd}</text:span></text:span></text:p>
      <text:p text:style-name="P2"><text:span text:style-name="Strong_20_Emphasis"><text:span text:style-name="T1"><text:s text:c="8"/>req = urllib2.Request(auth_url, headers = headers)</text:span></text:span></text:p>
      <text:p text:style-name="P2"><text:span text:style-name="Strong_20_Emphasis"><text:span text:style-name="T1"><text:s text:c="8"/>res = urllib2.urlopen(req)</text:span></text:span></text:p>
      <text:p text:style-name="P2"><text:span text:style-name="Strong_20_Emphasis"><text:span text:style-name="T1"><text:s text:c="8"/>x_storage_url = res.info().getheader('X-Storage-Url')</text:span></text:span></text:p>
      <text:p text:style-name="P2"><text:span text:style-name="Strong_20_Emphasis"><text:span text:style-name="T1"><text:s text:c="8"/>x_auth_token = res.info().getheader('X-Auth-Token')</text:span></text:span></text:p>
      <text:p text:style-name="P2"><text:span text:style-name="Strong_20_Emphasis"><text:span text:style-name="T1">auth_url是进行授权的地址，形似http://127.0.0.1:8080/auth/v1.0 在请求头中加入用户名和密码，在响应头中有两个信息是有用的，X-Storage-Url就是account的地址，X-Auth-Token授权后得到的密钥，之后要取得container的列表只要访问X-Storage-Url，请求头中加入X-Auth-Token，返回的内容就是container的列表.</text:span></text:span></text:p>
      <text:p text:style-name="P2"><text:span text:style-name="Strong_20_Emphasis"><text:span text:style-name="T1">2.</text:span></text:span><text:span text:style-name="Strong_20_Emphasis">Create Public or Private containers</text:span></text:p>
      <text:p text:style-name="P2"><text:span text:style-name="Strong_20_Emphasis"><text:span text:style-name="T1">可以创建私有或者公开的container，用普通的方法创建container：</text:span></text:span></text:p>
      <text:p text:style-name="P2"><text:span text:style-name="Strong_20_Emphasis"><text:span text:style-name="T1">curl -X PUT -H 'X-Auth-Token:AUTH_tk858cc1d3e94649b4a00a07a7dbbd8d5a' </text:span></text:span><text:a xlink:type="simple" xlink:href="http://127.0.0.1:8080/v1/AUTH_5f6d5975-c0a9-4be6-8663-801c5c03fc4d/private_container"><text:span text:style-name="Strong_20_Emphasis"><text:span text:style-name="T1">http://127.0.0.1:8080/v1/AUTH_5f6d5975-c0a9-4be6-8663-</text:span></text:span></text:a><text:a xlink:type="simple" xlink:href="http://127.0.0.1:8080/v1/AUTH_5f6d5975-c0a9-4be6-8663-801c5c03fc4d/private_container"><text:span text:style-name="Strong_20_Emphasis"><text:span text:style-name="T1">801c5c03fc4d/private_container</text:span></text:span></text:a></text:p>
      <text:p text:style-name="P2"><text:span text:style-name="Strong_20_Emphasis"><text:span text:style-name="T1">假设再向里面上传一个hosts文件，如果直接访问</text:span></text:span></text:p>
      <text:p text:style-name="P2"><text:span text:style-name="Strong_20_Emphasis"><text:span text:style-name="T1">curl </text:span></text:span><text:a xlink:type="simple" xlink:href="http://127.0.0.1:8080/v1/AUTH_5f6d5975-c0a9-4be6-8663-801c5c03fc4d/private_container/hosts"><text:span text:style-name="Strong_20_Emphasis"><text:span text:style-name="T1">http://127.0.0.1:8080/v1/AUTH_5f6d5975-c0a9-4be6-8663-</text:span></text:span></text:a><text:a xlink:type="simple" xlink:href="http://127.0.0.1:8080/v1/AUTH_5f6d5975-c0a9-4be6-8663-801c5c03fc4d/private_container/hosts"><text:span text:style-name="Strong_20_Emphasis"><text:span text:style-name="T1">801c5c03fc4d/private_container/hosts</text:span></text:span></text:a><text:span text:style-name="Strong_20_Emphasis"><text:span text:style-name="T1"> <text:s/>会显示401未授权错误</text:span></text:span></text:p>
      <text:p text:style-name="P2"><text:span text:style-name="Strong_20_Emphasis"><text:span text:style-name="T1">必须向请求头中加入auth_token值才能访问成功，比如这样</text:span></text:span></text:p>
      <text:p text:style-name="P2"><text:span text:style-name="Strong_20_Emphasis"><text:span text:style-name="T1">cur -H 'X-Auth-Token:AUTH_tk858cc1d3e94649b4a00a07a7dbbd8d5a' </text:span></text:span><text:a xlink:type="simple" xlink:href="http://127.0.0.1:8080/v1/AUTH_5f6d5975-c0a9-4be6-8663-801c5c03fc4d/private_container/hosts"><text:span text:style-name="Strong_20_Emphasis"><text:span text:style-name="T1">http://127.0.0.1:8080/v1/AUTH_5f6d5975-c0a9-4be6-8663-801c5c03fc4d/private_container/hosts</text:span></text:span></text:a><text:span text:style-name="Strong_20_Emphasis"><text:span text:style-name="T1"> <text:s/>就是可以的</text:span></text:span></text:p>
      <text:p text:style-name="P2"><text:span text:style-name="Strong_20_Emphasis"><text:span text:style-name="T1">如果在创建container的请求头中加入X-Container-Read选项，那么就就创建了public container</text:span></text:span></text:p>
      <text:p text:style-name="P2"><text:span text:style-name="Strong_20_Emphasis"><text:span text:style-name="T1">curl -X PUT -H 'X-Auth-Token:AUTH_tk858cc1d3e94649b4a00a07a7dbbd8d5a' -H 'X-Container-Read: .r:*' </text:span></text:span><text:a xlink:type="simple" xlink:href="http://127.0.0.1:8080/v1/AUTH_5f6d5975-c0a9-4be6-8663-801c5c03fc4d/public_container"><text:span text:style-name="Strong_20_Emphasis"><text:span text:style-name="T1">http://127.0.0.1:8080/v1/AUTH_5f6d5975-c0a9-4be6-8663-801c5c03fc4d/public_container</text:span></text:span></text:a></text:p>
      <text:p text:style-name="P2"><text:span text:style-name="Strong_20_Emphasis"><text:span text:style-name="T1">.r:*表示所有host来源都可访问此资源，如果改成.r:example.com则只有来自example.com的请求可以访问此资源。</text:span></text:span></text:p>
      <text:p text:style-name="P2"><text:span text:style-name="Strong_20_Emphasis"><text:span text:style-name="T1">此时可通过url，无需授权直接访问文件curl </text:span></text:span><text:a xlink:type="simple" xlink:href="http://127.0.0.1:8080/v1/AUTH_5f6d5975-c0a9-4be6-8663-801c5c03fc4d/public_container/hosts"><text:span text:style-name="Strong_20_Emphasis"><text:span text:style-name="T1">http://127.0.0.1:8080/v1/AUTH_5f6d5975-c0a9-4be6-8663-801c5c03fc4d/public_container/hosts</text:span></text:span></text:a><text:span text:style-name="Strong_20_Emphasis"><text:span text:style-name="T1"> 可以得到文件内容</text:span></text:span></text:p>
      <text:p text:style-name="P2"><text:span text:style-name="Strong_20_Emphasis"><text:span text:style-name="T1"/></text:span></text:p>
      <text:p text:style-name="P1"><text:span text:style-name="Strong_20_Emphasis"><text:span text:style-name="T1">3.</text:span></text:span><text:span text:style-name="Strong_20_Emphasis">Leverages Commodity hardware</text:span></text:p>
      <text:p text:style-name="P1"><text:span text:style-name="Strong_20_Emphasis"><text:span text:style-name="T1">利用大批量的廉价硬件。</text:span></text:span></text:p>
      <text:p text:style-name="P1"><text:span text:style-name="Strong_20_Emphasis"><text:span text:style-name="T1">swift的ring有个weights（权重）属性，在一个集群中的机器，硬件配置可能不都相同，ring可为不同性能的机器分配不同的负载，从而有效利用集群中的机器性能</text:span></text:span></text:p>
      <text:p text:style-name="P1"><text:span text:style-name="Strong_20_Emphasis"><text:span text:style-name="T1">4.</text:span></text:span><text:span text:style-name="Strong_20_Emphasis">HDD/node failure agnostic</text:span></text:p>
      <text:p text:style-name="P1"><text:span text:style-name="Strong_20_Emphasis"><text:span text:style-name="T1">对节点失效的应对</text:span></text:span></text:p>
      <text:p text:style-name="P1"><text:span text:style-name="Strong_20_Emphasis"><text:span text:style-name="T1">all in one的安装方式在一台机器上模拟了4个节点，我在程序运行时在任务管理器里手动结束一个节点的container-server进程，然后执行创建contaienr的操作，仍旧创建成功，说明对节点失效的情况是有一定的应对能力的。</text:span></text:span></text:p>
      <text:p text:style-name="P1"><text:span text:style-name="Strong_20_Emphasis"><text:span text:style-name="T1">然后我再手动结束一个container-server，然后执行删除一个container的操作，再执行获取container list的api，此时会发现多次执行的结果不一样，被删除的container有时出现在列表中，有时却没有，这个。。。。</text:span></text:span></text:p>
      <text:p text:style-name="P1"><text:soft-page-break/><text:span text:style-name="Strong_20_Emphasis"><text:span text:style-name="T1">5.</text:span></text:span><text:span text:style-name="Strong_20_Emphasis">Unlimited Storage</text:span></text:p>
      <text:p text:style-name="P1"><text:span text:style-name="Strong_20_Emphasis"><text:span text:style-name="T1">无限的存储容量，通过不断的加入节点，理论上swift可以存储无限量的文件，swift单文件最大支持5GB的文件，大于5GB的文件，通过分段存储的方式也可以存储。</text:span></text:span></text:p>
      <text:p text:style-name="P1"><text:span text:style-name="Strong_20_Emphasis">6.Multi-dimensional scalability (scale out architecture)</text:span></text:p>
      <text:p text:style-name="P1"><text:span text:style-name="Strong_20_Emphasis"><text:span text:style-name="T1">多维可扩展性</text:span></text:span></text:p>
      <text:p text:style-name="P1"><text:span text:style-name="Strong_20_Emphasis"><text:span text:style-name="T1">通过向集群中加入新的节点机器，可以很方便的扩展集群的容量（横向）。而加入新的功能只需向外开放新的rest的api（纵向）。</text:span></text:span></text:p>
      <text:p text:style-name="P2"><text:span text:style-name="Strong_20_Emphasis">7.Account/Container/Object structure </text:span></text:p>
      <text:p text:style-name="P2"><text:span text:style-name="Strong_20_Emphasis"><text:span text:style-name="T1">不是传统的文件系统，采用account，container，object的结构。</text:span></text:span></text:p>
      <text:p text:style-name="P2"><text:span text:style-name="Strong_20_Emphasis"><text:span text:style-name="T1">这个很明显了，account，container都是分离的部分，实际工作的时候是一起的。container里面不存放object的物理位置，它只是个sqlite文件，记录了存放object的数量和大小等信息，account也是一样的，它记录的是container的信息。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8.</text:span></text:span><text:span text:style-name="Strong_20_Emphasis">Built-in Replication </text:span></text:p>
      <text:p text:style-name="P2"><text:span text:style-name="Strong_20_Emphasis"><text:span text:style-name="T1">内置备份。</text:span></text:span></text:p>
      <text:p text:style-name="P2"><text:span text:style-name="Strong_20_Emphasis"><text:span text:style-name="T1">在建立ring的时候可以指定默认备份的数量，一般为3，同一object的每个备份被存放在不同的区域，这保证了数据的可用性。</text:span></text:span></text:p>
      <text:p text:style-name="P2"><text:span text:style-name="Strong_20_Emphasis"><text:span text:style-name="T1"/></text:span></text:p>
      <text:p text:style-name="P1"><text:span text:style-name="Strong_20_Emphasis"><text:span text:style-name="T1">9.</text:span></text:span><text:span text:style-name="Strong_20_Emphasis">Easily add capacity unlike RAID resize</text:span></text:p>
      <text:p text:style-name="P1"><text:span text:style-name="Strong_20_Emphasis"><text:span text:style-name="T1">简单的扩容。</text:span></text:span></text:p>
      <text:p text:style-name="P1"><text:span text:style-name="Strong_20_Emphasis"><text:span text:style-name="T1">Swift扩容只需要加入新的存储节点然后配置相应的account server，contaienr server，objecte server的配置文件，再建立ring就可以了。</text:span></text:span></text:p>
      <text:p text:style-name="P1"><text:span text:style-name="Strong_20_Emphasis">10.No central database</text:span></text:p>
      <text:p text:style-name="P1"><text:span text:style-name="Strong_20_Emphasis"><text:span text:style-name="T1">没有中心数据库。</text:span></text:span></text:p>
      <text:p text:style-name="P1"><text:span text:style-name="Strong_20_Emphasis"><text:span text:style-name="T1">swift中每个存储节点等价，没有一个关键节点，这样就没有了性能瓶颈，带来很高的表现性。</text:span></text:span></text:p>
      <text:p text:style-name="P1"><text:span text:style-name="Strong_20_Emphasis"><text:span text:style-name="T1">11.</text:span></text:span><text:span text:style-name="Strong_20_Emphasis">RAID not required</text:span></text:p>
      <text:p text:style-name="P1"><text:span text:style-name="Strong_20_Emphasis"><text:span text:style-name="T1">不许要raid。</text:span></text:span></text:p>
      <text:p text:style-name="P1"><text:span text:style-name="Strong_20_Emphasis"><text:span text:style-name="T1">能够有效的应对大批量的小文件的随机读写操作。</text:span></text:span></text:p>
      <text:p text:style-name="P1"><text:span text:style-name="Strong_20_Emphasis"><text:span text:style-name="T1">12.</text:span></text:span><text:span text:style-name="Strong_20_Emphasis">Built-in Mgmt. utilities</text:span></text:p>
      <text:p text:style-name="P1"><text:span text:style-name="Strong_20_Emphasis"><text:span text:style-name="T1">内置的管理，测试工具</text:span></text:span></text:p>
      <text:p text:style-name="P1"><text:span text:style-name="Strong_20_Emphasis"><text:span text:style-name="T1">账户管理可通过swauth进行，swauth-add-user <text:s/>-K swauthkey -a test tester testing 表示向account test中添加一名用户，密码为testing，swauthkey是写在配置文件中的管理密码，-a表示此用户对此account有管理权限，否则该用户只能接触指定的container。</text:span></text:span></text:p>
      <text:p text:style-name="P1"><text:span text:style-name="Strong_20_Emphasis"><text:span text:style-name="T1">container的管理可通过swift命令进行， swift -A http://127.0.0.1:8080/auth/v1.0 -U test:tester -K testing list 表示列出account test中所有的container，用户名是tester，密码testing，如果在list后面跟上container的名字就是列出container中所有的object名字。响应的还有download，delete等命令，可以很方便得在命令行下对swift中存储的内容进行管理。</text:span></text:span></text:p>
      <text:p text:style-name="P1"><text:span text:style-name="Strong_20_Emphasis"><text:span text:style-name="T1">13.</text:span></text:span><text:span text:style-name="Strong_20_Emphasis">Drive auditing</text:span></text:p>
      <text:p text:style-name="P1"><text:span text:style-name="Strong_20_Emphasis"><text:span text:style-name="T1">驱动器核对</text:span></text:span></text:p>
      <text:p text:style-name="P1"><text:span text:style-name="Strong_20_Emphasis"><text:span text:style-name="T1">能够探测到驱动器的失效，从而有效避免数据冲突。</text:span></text:span></text:p>
      <text:p text:style-name="P1"><text:span text:style-name="Strong_20_Emphasis"><text:span text:style-name="T1">14.</text:span></text:span><text:span text:style-name="Strong_20_Emphasis">VNC Proxy through web browser</text:span></text:p>
      <text:p text:style-name="P1"><text:span text:style-name="Strong_20_Emphasis"><text:span text:style-name="T1">可通过VNC远程连接使用，这样可以横方便的在使用命令行远程操作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ejaVu Sans Condensed1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wift </meta:initial-creator>
    <meta:creation-date>2011-10-10T13:47:58</meta:creation-date>
    <meta:generator>LibreOffice/3.3$Linux LibreOffice_project/330m19$Build-401</meta:generator>
    <meta:document-statistic meta:table-count="0" meta:image-count="0" meta:object-count="0" meta:page-count="2" meta:paragraph-count="56" meta:word-count="306" meta:character-count="3484"/>
    <dc:date>2011-10-10T13:49:44</dc:date>
    <dc:creator>swift </dc:creator>
    <meta:editing-duration>PT21S</meta:editing-duration>
    <meta:editing-cycles>1</meta:editing-cycles>
  </office:meta>
</office:document-meta>
</file>